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, courier, monospace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line-height="150%" fo:text-align="center" style:justify-single-word="false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" fo:font-size="9pt" fo:language="ca" fo:country="ES" fo:font-style="normal" fo:font-weight="normal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16" style:family="paragraph" style:parent-style-name="Text_20_body" style:master-page-name="Standard">
      <style:paragraph-properties fo:line-height="150%" fo:text-align="center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7. Serveis de xarxa. Correu electrònic i transmissió d'arxius. Part 2.</text:p>
      <text:p text:style-name="P13">Nota autonomia:<text:tab/><text:tab/><text:tab/><text:tab/>/ 10 punts </text:p>
      <text:p text:style-name="P13">Nota organització del treball:<text:tab/><text:tab/>/ 8 punts</text:p>
      <text:p text:style-name="P13">Nota final:<text:tab/><text:tab/><text:tab/><text:tab/>/ 35 punts<text:tab/><text:tab/><text:tab/></text:p>
      <text:p text:style-name="Horizontal_20_Line"/>
      <text:p text:style-name="P14">Pregunta 1 <text:span text:style-name="T5">(6 punts) (Autonomia)</text:span> <text:span text:style-name="T7">Configura el client de correu electrònic Windows Live Mail (</text:span><text:a xlink:type="simple" xlink:href="http://www.microsoft.com/spain/windowslive/mail.aspx"><text:span text:style-name="T7">http://www.microsoft.com/spain/windowslive/mail.aspx</text:span></text:a><text:span text:style-name="T7">) per tal que sigui capaç de descarregar emails via POP del servidor MailEnable.</text:span></text:p>
      <text:p text:style-name="P14"><text:span text:style-name="T7"><text:line-break/><text:line-break/></text:span></text:p>
      <text:p text:style-name="P13">Pregunta 2 <text:span text:style-name="T5">(6 punts) (Organització del treball)</text:span><text:span text:style-name="T7"> Elabora un script tal que, quan s'executi, enviï per correu electrònic el resultat d'executar la comanda “systeminfo” en el vostre ordinador. S'ha d'enviar a l'adreça: </text:span><text:a xlink:type="simple" xlink:href="mailto:gfarrasb@gmail.com"><text:span text:style-name="T7">gfarrasb@gmail.com</text:span></text:a><text:span text:style-name="T7">.</text:span></text:p>
      <text:p text:style-name="P19"><text:span text:style-name="T7">Podeu emprar aquest servidor SMTP: mail.escolaarrels.com</text:span></text:p>
      <text:p text:style-name="P19"><text:span text:style-name="T7">Nom d'usuari: </text:span><text:a xlink:type="simple" xlink:href="mailto:informatica@escolaarrels.com"><text:span text:style-name="T7">informatica@escolaarrels.com</text:span></text:a></text:p>
      <text:p text:style-name="P19"><text:span text:style-name="T7">Contrasenya: s4ls4n2s</text:span></text:p>
      <text:p text:style-name="P13"><text:span text:style-name="T7"/></text:p>
      <text:p text:style-name="P13"><text:span text:style-name="T7"/></text:p>
      <text:p text:style-name="P20"><text:span text:style-name="T4">Pregunta 3 </text:span><text:span text:style-name="T6">(3 punts)</text:span><text:span text:style-name="T9"> </text:span>Trameteu una captura de pantalla on es vegin les comandes del protocol SMTP de quan el teu ordinador prova d'enviar un correu electrònic emprant un servidor SMTP extern.</text:p>
      <text:p text:style-name="P13"/>
      <text:p text:style-name="P13">Pregunta 4 <text:span text:style-name="T5">(4 punts)</text:span><text:span text:style-name="T7"> Trameteu una captura de pantalla demostrant que heu instal·lat el darrer “</text:span><text:span text:style-name="T5">theme</text:span><text:span text:style-name="T7">” del llistat de themes disponibles del SquirrelMail.</text:span></text:p>
      <text:p text:style-name="P13"><text:span text:style-name="T7"><text:line-break/></text:span>Pregunta 5<text:span text:style-name="T7"> (</text:span><text:span text:style-name="T5">Autonomia</text:span><text:span text:style-name="T7">)</text:span> <text:span text:style-name="T5">(4 punts)</text:span><text:span text:style-name="T7"> Demostreu, en una captura de pantalla, el funcionament de l'ordre DELE del protocol POP.</text:span></text:p>
      <text:p text:style-name="P13"><text:span text:style-name="T7"/></text:p>
      <text:p text:style-name="P13">Pregunta 6 <text:span text:style-name="T5">(2 punts)</text:span><text:span text:style-name="T8"> </text:span><text:span text:style-name="T7">Creus que aquesta adreça de correu podria ser correcta : josep.</text:span><text:a xlink:type="simple" xlink:href="http://www.escolaarrels.com/"><text:span text:style-name="T7">www.escolaarrels.com</text:span></text:a><text:span text:style-name="T7"> ? Per què ?<text:line-break/><text:line-break/></text:span></text:p>
      <text:p text:style-name="P13"><text:span text:style-name="T7">I aquesta altra </text:span><text:a xlink:type="simple" xlink:href="mailto:josep@80.69.56.30"><text:span text:style-name="T7">josep@80.69.56.30</text:span></text:a><text:span text:style-name="T7"> ? Per què ?<text:line-break/><text:line-break/></text:span></text:p>
      <text:p text:style-name="P13"><text:span text:style-name="T9">Pregunta 7 </text:span><text:span text:style-name="T5">(3 punts) </text:span><text:span text:style-name="T8">Quin programa servidor de POP fa servir la màquina ubicada a mail.enginyeriainformatica.cat ? Com ho has sabut ?</text:span></text:p>
      <text:p text:style-name="P13"><text:span text:style-name="T8"/></text:p>
      <text:p text:style-name="P13"><text:span text:style-name="T8"/></text:p>
      <text:p text:style-name="P13"><text:soft-page-break/><text:span text:style-name="T8">Quin programa servidor de SMTP fa servir la màquina ubicada a mail.enginyeriainformatica.cat ? Com ho has sabut ?</text:span></text:p>
      <text:p text:style-name="P13"><text:span text:style-name="T8"/></text:p>
      <text:p text:style-name="P13"><text:span text:style-name="T8"/></text:p>
      <text:p text:style-name="P13"><text:span text:style-name="T8">Quin programa servidor de SMTP fa servir la màquina ubicada a smtp.escolaarrels.com ? Com ho has sabut ?</text:span></text:p>
      <text:p text:style-name="P13"><text:span text:style-name="T8"/></text:p>
      <text:p text:style-name="P13"><text:span text:style-name="T8"/></text:p>
      <text:p text:style-name="P19"><text:span text:style-name="T9">Pregunta 8</text:span><text:span text:style-name="T8"> </text:span><text:span text:style-name="T5">(2 punts) </text:span><text:span text:style-name="T8">El protocol POP és segur ? (Justifica la teva resposta).<text:line-break/><text:line-break/>Per què, per tal de configurar un compte de Gmail al programa Eudora, és necessari marcar l'opció "</text:span><text:span text:style-name="T10">Required (Alternate Port) under SSL for SMTP</text:span><text:span text:style-name="T8">." ?</text:span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9">Pregunta 9</text:span><text:span text:style-name="T8"> </text:span><text:span text:style-name="T5">(2 punts)</text:span><text:span text:style-name="T8"> </text:span><text:span text:style-name="T5">(Organització del treball)</text:span><text:span text:style-name="T8"> Demostra, amb una captura de pantalla, que el missatge de benvinguda del servidor POP del teu Linux mostra el missatge: </text:span><text:span text:style-name="T11">“Welcome last exam – 20-01-2014”.</text:span></text:p>
      <text:p text:style-name="P13"><text:span text:style-name="T8"/></text:p>
      <text:p text:style-name="P13"><text:span text:style-name="T9">Pregunta 10 </text:span><text:span text:style-name="T5">(3 punts)</text:span><text:span text:style-name="T8">. Demostra, amb una captura de pantalla, que el teu servidor Linux té a l'escolta els ports 25 i 143, però NO el 110.</text:span></text:p>
      <text:p text:style-name="P20"/>
      <text:p text:style-name="P13"/>
      <text:p text:style-name="P13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, courier, monospace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</text:p></table:table-cell><table:table-cell table:style-name="Taula3.A2" office:value-type="string"><text:p text:style-name="MP4">Data: 20/01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7 UF2</text:p></table:table-cell><table:table-cell table:style-name="Taula3.A2" office:value-type="string"><text:p text:style-name="MP2">Grup: IC10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7UF2ExamenCorreuElectronic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1-19T20:26:48</dc:date>
    <meta:print-date>2007-03-02T17:20:29</meta:print-date>
    <dc:language>es-ES</dc:language>
    <meta:editing-cycles>220</meta:editing-cycles>
    <meta:editing-duration>P1DT5H47M45S</meta:editing-duration>
    <dc:creator>Gerard Ballabriga</dc:creator>
    <meta:document-statistic meta:table-count="6" meta:image-count="5" meta:object-count="0" meta:page-count="2" meta:paragraph-count="44" meta:word-count="402" meta:character-count="2593" meta:non-whitespace-character-count="2205"/>
    <meta:user-defined meta:name="Info 1"/>
    <meta:user-defined meta:name="Info 2"/>
    <meta:user-defined meta:name="Info 3"/>
    <meta:user-defined meta:name="Info 4"/>
  </office:meta>
</office:document-meta>
</file>